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3000000A1B41542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 Times New Roman" svg:font-family="'Times New Roman'" style:font-family-generic="roman"/>
    <style:font-face style:name="Arial" svg:font-family="Arial, Helvetica, sans-serif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officeooo:paragraph-rsid="00079850" style:font-name-asian="Times New Roman2" style:font-size-asian="16pt" style:font-weight-asian="bold" style:font-name-complex="Times New Roman2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79850" style:font-name-asian="Times New Roman2" style:font-size-asian="16pt" style:font-weight-asian="bold" style:font-name-complex="Times New Roman2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79850" style:font-name-asian="Times New Roman2" style:font-size-asian="16pt" style:font-weight-asian="bold" style:font-name-complex="Times New Roman2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paragraph-rsid="00079850" style:font-name-asian="Times New Roman2" style:font-size-asian="16pt" style:font-name-complex="Times New Roman2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6pt" officeooo:paragraph-rsid="00079850" style:font-name-asian="Times New Roman2" style:font-size-asian="16pt" style:font-name-complex="Times New Roman2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5pt" officeooo:paragraph-rsid="00079850" style:font-name-asian="Times New Roman2" style:font-size-asian="15pt" style:font-name-complex="Times New Roman2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paragraph-rsid="00079850" style:font-name-asian="Times New Roman2" style:font-size-asian="18pt" style:font-name-complex="Times New Roman2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8pt" officeooo:paragraph-rsid="00079850" style:font-name-asian="Times New Roman2" style:font-size-asian="18pt" style:font-name-complex="Times New Roman2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Times New Roman" officeooo:paragraph-rsid="00079850"/>
    </style:style>
    <style:style style:name="P11" style:family="paragraph" style:parent-style-name="Standard">
      <style:text-properties style:font-name="Times New Roman" fo:font-size="12pt" officeooo:paragraph-rsid="00079850" style:font-size-asian="12pt" style:font-name-complex="Times New Roman2" style:font-size-complex="12pt"/>
    </style:style>
    <style:style style:name="P12" style:family="paragraph" style:parent-style-name="Standard">
      <style:text-properties style:font-name="Times New Roman" fo:font-size="12pt" fo:language="ru" fo:country="RU" officeooo:rsid="0008c97f" officeooo:paragraph-rsid="0008c97f" style:font-name-asian="Times New Roman2" style:font-size-asian="10.5pt" style:font-name-complex="Times New Roman2" style:font-size-complex="12pt"/>
    </style:style>
    <style:style style:name="P13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officeooo:paragraph-rsid="00079850" style:font-size-asian="18pt" style:font-weight-asian="bold" style:font-size-complex="18pt" style:font-weight-complex="bold"/>
    </style:style>
    <style:style style:name="P14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079850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normal" officeooo:rsid="000866fc" officeooo:paragraph-rsid="000866fc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fo:break-before="page" fo:padding="0cm" fo:border="none"/>
      <style:text-properties style:font-name="Times New Roman" fo:font-size="12pt" fo:font-weight="normal" officeooo:rsid="000866fc" officeooo:paragraph-rsid="000866fc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officeooo:paragraph-rsid="00079850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8pt" fo:font-weight="bold" officeooo:rsid="000b1d06" officeooo:paragraph-rsid="00079850" style:font-size-asian="15.75pt" style:font-weight-asian="bold" style:font-size-complex="18pt" style:font-weight-complex="bold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normal" officeooo:rsid="000866fc" officeooo:paragraph-rsid="000866fc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2pt" fo:font-weight="normal" officeooo:rsid="000866fc" officeooo:paragraph-rsid="000866fc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normal" officeooo:rsid="000b9eb8" officeooo:paragraph-rsid="00079850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2pt" fo:font-weight="bold" officeooo:rsid="000866fc" officeooo:paragraph-rsid="000866fc" style:font-size-asian="10.5pt" style:font-weight-asian="bold" style:font-size-complex="12pt" style:font-weight-complex="bold"/>
    </style:style>
    <style:style style:name="T1" style:family="text">
      <style:text-properties officeooo:rsid="000e5627"/>
    </style:style>
    <style:style style:name="T2" style:family="text">
      <style:text-properties officeooo:rsid="00166439"/>
    </style:style>
    <style:style style:name="T3" style:family="text">
      <style:text-properties fo:font-size="16pt" style:font-name-asian="Times New Roman2" style:font-size-asian="16pt" style:font-name-complex="Times New Roman2" style:font-size-complex="16pt"/>
    </style:style>
    <style:style style:name="T4" style:family="text">
      <style:text-properties fo:font-size="16pt" fo:language="ru" fo:country="RU" style:font-name-asian="Times New Roman2" style:font-size-asian="16pt" style:font-name-complex="Times New Roman2" style:font-size-complex="16pt"/>
    </style:style>
    <style:style style:name="T5" style:family="text">
      <style:text-properties fo:font-size="16pt" fo:language="ru" fo:country="RU" officeooo:rsid="00079850" style:font-name-asian="Times New Roman2" style:font-size-asian="16pt" style:font-name-complex="Times New Roman2" style:font-size-complex="16pt"/>
    </style:style>
    <style:style style:name="T6" style:family="text">
      <style:text-properties officeooo:rsid="000b1d06"/>
    </style:style>
    <style:style style:name="T7" style:family="text">
      <style:text-properties officeooo:rsid="00079850"/>
    </style:style>
    <style:style style:name="T8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авиационный институт (национальный исследовательский университет)</text:p>
      <text:p text:style-name="P3"/>
      <text:p text:style-name="P7">Институт информационных технологий и прикладной математики </text:p>
      <text:p text:style-name="P7">«Кафедра вычислительной математики и программирования»</text:p>
      <text:p text:style-name="P8"/>
      <text:p text:style-name="P8"/>
      <text:p text:style-name="P8"/>
      <text:p text:style-name="P8"/>
      <text:p text:style-name="P8"/>
      <text:p text:style-name="P5"/>
      <text:p text:style-name="P4">Лабораторная работа по предмету "Дискретный анализ" №<text:span text:style-name="T7">3</text:span></text:p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3">Студент: Ибрагимов Р</text:span><text:span text:style-name="T4">. Р.</text:span></text:p>
      <text:p text:style-name="P6">Преподаватель: Макаров Н. К.</text:p>
      <text:p text:style-name="P6">Группа: М8О-20<text:span text:style-name="T6">3</text:span>Б-22</text:p>
      <text:p text:style-name="P10"><text:span text:style-name="T3">Дата:</text:span><text:span text:style-name="T4"> </text:span><text:span text:style-name="T5">________</text:span><text:span text:style-name="T3"> </text:span></text:p>
      <text:p text:style-name="P6">Оценка:<text:span text:style-name="T6">________</text:span> </text:p>
      <text:p text:style-name="P6">Подпись:<text:span text:style-name="T6">________</text:span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3" text:outline-level="1"><text:bookmark-start text:name="__RefHeading__738_2004454639"/>Цель работы<text:bookmark-end text:name="__RefHeading__738_2004454639"/></text:h>
      <text:p text:style-name="P11">Познакомиться с исследованием качества программ.</text:p>
      <text:h text:style-name="P14" text:outline-level="1"><text:bookmark-start text:name="__RefHeading__740_2004454639"/>Постановка задачи<text:bookmark-end text:name="__RefHeading__740_2004454639"/></text:h>
      <text:p text:style-name="P17">Для реализации словаря из предыдущей лабораторной работы, необходимо провести исследование скорости выполнения и потребления оперативной памяти. В случае выявления ошибок или явных недочётов, требуется их исправить.<text:line-break/></text:p>
      <text:p text:style-name="P18">О<text:span text:style-name="T2">писание</text:span></text:p>
      <text:p text:style-name="P15"><text:span text:style-name="Source_20_Text"><text:span text:style-name="T8">Gprof - это утилита профилирования производительности в Unix-подобных системах. Она используется для анализа времени выполнения программы и определения, какие функции занимают больше всего времени. gprof генерирует отчеты, показывающие время, затраченное на каждую функцию, а также их вызовы. Это полезный инструмент для оптимизации программ и выявления узких мест в производительности.</text:span></text:span></text:p>
      <text:p text:style-name="P15"><text:span text:style-name="Source_20_Text"><text:span text:style-name="T8">Команды:</text:span></text:span></text:p>
      <text:p text:style-name="P15"><text:span text:style-name="Source_20_Text"><text:span text:style-name="T8">zendroix@zendroix-ASUSLaptop:~/Coding/Labs/DA/lab2$ g++ -Wall -pg new.cpp -o new.out</text:span></text:span></text:p>
      <text:p text:style-name="P15"><text:span text:style-name="Source_20_Text"><text:span text:style-name="T8">zendroix@zendroix-ASUSLaptop:~/Coding/Labs/DA/lab2$ ./new.out &lt; test1k</text:span></text:span></text:p>
      <text:p text:style-name="P15"><text:span text:style-name="Source_20_Text"><text:span text:style-name="T8">OK</text:span></text:span></text:p>
      <text:p text:style-name="P15"><text:span text:style-name="Source_20_Text"><text:span text:style-name="T8">Exist</text:span></text:span></text:p>
      <text:p text:style-name="P15"><text:span text:style-name="Source_20_Text"><text:span text:style-name="T8">OK</text:span></text:span></text:p>
      <text:p text:style-name="P15"><text:span text:style-name="Source_20_Text"><text:span text:style-name="T8">OK: 18446744073709551615</text:span></text:span></text:p>
      <text:p text:style-name="P15"><text:span text:style-name="Source_20_Text"><text:span text:style-name="T8">OK: 1</text:span></text:span></text:p>
      <text:p text:style-name="P15"><text:span text:style-name="Source_20_Text"><text:span text:style-name="T8">OK</text:span></text:span></text:p>
      <text:p text:style-name="P15"><text:span text:style-name="Source_20_Text"><text:span text:style-name="T8">NoSuchWord</text:span></text:span></text:p>
      <text:p text:style-name="P15"><text:span text:style-name="Source_20_Text"><text:span text:style-name="T8">zendroix@zendroix-ASUSLaptop:~/Coding/Labs/DA/lab2$ gprof new.out gmon.out &gt; analyze.txt</text:span></text:span></text:p>
      <text:p text:style-name="P15"><text:span text:style-name="Source_20_Text"><text:span text:style-name="T8">Flat profile: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Each sample counts as 0.01 seconds.</text:span></text:span></text:p>
      <text:p text:style-name="P15"><text:span text:style-name="Source_20_Text"><text:span text:style-name="T8"><text:s/>no time accumulated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<text:s text:c="2"/>% <text:s text:c="2"/>cumulative <text:s text:c="2"/>self <text:s text:c="13"/>self <text:s text:c="4"/>total <text:s text:c="10"/></text:span></text:span></text:p>
      <text:p text:style-name="P15"><text:span text:style-name="Source_20_Text"><text:span text:style-name="T8"><text:s/>time <text:s text:c="2"/>seconds <text:s text:c="2"/>seconds <text:s text:c="3"/>calls <text:s/>Ts/call <text:s/>Ts/call <text:s/>name <text:s text:c="3"/></text:span></text:span></text:p>
      <text:p text:style-name="P15"><text:span text:style-name="Source_20_Text"><text:span text:style-name="T8"><text:s text:c="2"/>0.00 <text:s text:c="5"/>0.00 <text:s text:c="4"/>0.00 <text:s text:c="6"/>22 <text:s text:c="4"/>0.00 <text:s text:c="4"/>0.00 <text:s/>getBit(char*, int)</text:span></text:span></text:p>
      <text:p text:style-name="P15"><text:soft-page-break/><text:span text:style-name="Source_20_Text"><text:span text:style-name="T8"><text:s text:c="2"/>0.00 <text:s text:c="5"/>0.00 <text:s text:c="4"/>0.00 <text:s text:c="6"/>12 <text:s text:c="4"/>0.00 <text:s text:c="4"/>0.00 <text:s/>std::basic_istream&lt;char, std::char_traits&lt;char&gt; &gt;&amp; std::operator&gt;&gt;&lt;char, std::char_traits&lt;char&gt; &gt;(std::basic_istream&lt;char, std::char_traits&lt;char&gt; &gt;&amp;, char*)</text:span></text:span></text:p>
      <text:p text:style-name="P15"><text:span text:style-name="Source_20_Text"><text:span text:style-name="T8"><text:s text:c="2"/>0.00 <text:s text:c="5"/>0.00 <text:s text:c="4"/>0.00 <text:s text:c="7"/>7 <text:s text:c="4"/>0.00 <text:s text:c="4"/>0.00 <text:s/>isEqual(char*, char*)</text:span></text:span></text:p>
      <text:p text:style-name="P15"><text:span text:style-name="Source_20_Text"><text:span text:style-name="T8"><text:s text:c="2"/>0.00 <text:s text:c="5"/>0.00 <text:s text:c="4"/>0.00 <text:s text:c="7"/>7 <text:s text:c="4"/>0.00 <text:s text:c="4"/>0.00 <text:s/>toLower(char*)</text:span></text:span></text:p>
      <text:p text:style-name="P15"><text:span text:style-name="Source_20_Text"><text:span text:style-name="T8"><text:s text:c="2"/>0.00 <text:s text:c="5"/>0.00 <text:s text:c="4"/>0.00 <text:s text:c="7"/>5 <text:s text:c="4"/>0.00 <text:s text:c="4"/>0.00 <text:s/>Node::set(int, char*, unsigned long long, Node*, Node*)</text:span></text:span></text:p>
      <text:p text:style-name="P15"><text:span text:style-name="Source_20_Text"><text:span text:style-name="T8"><text:s text:c="2"/>0.00 <text:s text:c="5"/>0.00 <text:s text:c="4"/>0.00 <text:s text:c="7"/>3 <text:s text:c="4"/>0.00 <text:s text:c="4"/>0.00 <text:s/>Node::Node()</text:span></text:span></text:p>
      <text:p text:style-name="P15"><text:span text:style-name="Source_20_Text"><text:span text:style-name="T8"><text:s text:c="2"/>0.00 <text:s text:c="5"/>0.00 <text:s text:c="4"/>0.00 <text:s text:c="7"/>3 <text:s text:c="4"/>0.00 <text:s text:c="4"/>0.00 <text:s/>Node::~Node()</text:span></text:span></text:p>
      <text:p text:style-name="P15"><text:span text:style-name="Source_20_Text"><text:span text:style-name="T8"><text:s text:c="2"/>0.00 <text:s text:c="5"/>0.00 <text:s text:c="4"/>0.00 <text:s text:c="7"/>3 <text:s text:c="4"/>0.00 <text:s text:c="4"/>0.00 <text:s/>Patricia::Insert(char*, unsigned long long)</text:span></text:span></text:p>
      <text:p text:style-name="P15"><text:span text:style-name="Source_20_Text"><text:span text:style-name="T8"><text:s text:c="2"/>0.00 <text:s text:c="5"/>0.00 <text:s text:c="4"/>0.00 <text:s text:c="7"/>3 <text:s text:c="4"/>0.00 <text:s text:c="4"/>0.00 <text:s/>Patricia::Search(char*)</text:span></text:span></text:p>
      <text:p text:style-name="P15"><text:span text:style-name="Source_20_Text"><text:span text:style-name="T8"><text:s text:c="2"/>0.00 <text:s text:c="5"/>0.00 <text:s text:c="4"/>0.00 <text:s text:c="7"/>2 <text:s text:c="4"/>0.00 <text:s text:c="4"/>0.00 <text:s/>firstDiffBit(char*, char*)</text:span></text:span></text:p>
      <text:p text:style-name="P15"><text:span text:style-name="Source_20_Text"><text:span text:style-name="T8"><text:s text:c="2"/>0.00 <text:s text:c="5"/>0.00 <text:s text:c="4"/>0.00 <text:s text:c="7"/>1 <text:s text:c="4"/>0.00 <text:s text:c="4"/>0.00 <text:s/>Patricia::Remove(char*)</text:span></text:span></text:p>
      <text:p text:style-name="P15"><text:span text:style-name="Source_20_Text"><text:span text:style-name="T8"><text:s text:c="2"/>0.00 <text:s text:c="5"/>0.00 <text:s text:c="4"/>0.00 <text:s text:c="7"/>1 <text:s text:c="4"/>0.00 <text:s text:c="4"/>0.00 <text:s/>Patricia::destruct(Node*)</text:span></text:span></text:p>
      <text:p text:style-name="P15"><text:span text:style-name="Source_20_Text"><text:span text:style-name="T8"><text:s text:c="2"/>0.00 <text:s text:c="5"/>0.00 <text:s text:c="4"/>0.00 <text:s text:c="7"/>1 <text:s text:c="4"/>0.00 <text:s text:c="4"/>0.00 <text:s/>Patricia::Patricia()</text:span></text:span></text:p>
      <text:p text:style-name="P15"><text:span text:style-name="Source_20_Text"><text:span text:style-name="T8"><text:s text:c="2"/>0.00 <text:s text:c="5"/>0.00 <text:s text:c="4"/>0.00 <text:s text:c="7"/>1 <text:s text:c="4"/>0.00 <text:s text:c="4"/>0.00 <text:s/>Patricia::~Patricia()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<text:tab/><text:tab/> <text:s text:c="4"/>Call graph (explanation follows)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granularity: each sample hit covers 4 byte(s) no time propagated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index % time <text:s text:c="3"/>self <text:s/>children <text:s text:c="3"/>called <text:s text:c="4"/>name</text:span></text:span></text:p>
      <text:p text:style-name="P15"><text:span text:style-name="Source_20_Text"><text:span text:style-name="T8"><text:s text:c="16"/>0.00 <text:s text:c="3"/>0.00 <text:s text:c="6"/>4/22 <text:s text:c="9"/>firstDiffBit(char*, char*) [17]</text:span></text:span></text:p>
      <text:p text:style-name="P15"><text:span text:style-name="Source_20_Text"><text:span text:style-name="T8"><text:s text:c="16"/>0.00 <text:s text:c="3"/>0.00 <text:s text:c="6"/>5/22 <text:s text:c="9"/>Patricia::Search(char*) [16]</text:span></text:span></text:p>
      <text:p text:style-name="P15"><text:span text:style-name="Source_20_Text"><text:span text:style-name="T8"><text:s text:c="16"/>0.00 <text:s text:c="3"/>0.00 <text:s text:c="6"/>6/22 <text:s text:c="9"/>Patricia::Remove(char*) [18]</text:span></text:span></text:p>
      <text:p text:style-name="P15"><text:span text:style-name="Source_20_Text"><text:span text:style-name="T8"><text:s text:c="16"/>0.00 <text:s text:c="3"/>0.00 <text:s text:c="6"/>7/22 <text:s text:c="9"/>Patricia::Insert(char*, unsigned long long) [15]</text:span></text:span></text:p>
      <text:p text:style-name="P15"><text:span text:style-name="Source_20_Text"><text:span text:style-name="T8">[8] <text:s text:c="5"/>0.0 <text:s text:c="3"/>0.00 <text:s text:c="3"/>0.00 <text:s text:c="5"/>22 <text:s text:c="8"/>getBit(char*, int) [8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5"/>12/12 <text:s text:c="9"/>main [6]</text:span></text:span></text:p>
      <text:p text:style-name="P15"><text:span text:style-name="Source_20_Text"><text:span text:style-name="T8">[9] <text:s text:c="5"/>0.0 <text:s text:c="3"/>0.00 <text:s text:c="3"/>0.00 <text:s text:c="5"/>12 <text:s text:c="8"/>std::basic_istream&lt;char, std::char_traits&lt;char&gt; &gt;&amp; std::operator&gt;&gt;&lt;char, std::char_traits&lt;char&gt; &gt;(std::basic_istream&lt;char, std::char_traits&lt;char&gt; &gt;&amp;, char*) [9]</text:span></text:span></text:p>
      <text:p text:style-name="P15"><text:span text:style-name="Source_20_Text"><text:span text:style-name="T8">-----------------------------------------------</text:span></text:span></text:p>
      <text:p text:style-name="P15"><text:soft-page-break/><text:span text:style-name="Source_20_Text"><text:span text:style-name="T8"><text:s text:c="16"/>0.00 <text:s text:c="3"/>0.00 <text:s text:c="6"/>1/7 <text:s text:c="10"/>Patricia::Remove(char*) [18]</text:span></text:span></text:p>
      <text:p text:style-name="P15"><text:span text:style-name="Source_20_Text"><text:span text:style-name="T8"><text:s text:c="16"/>0.00 <text:s text:c="3"/>0.00 <text:s text:c="6"/>3/7 <text:s text:c="10"/>Patricia::Search(char*) [16]</text:span></text:span></text:p>
      <text:p text:style-name="P15"><text:span text:style-name="Source_20_Text"><text:span text:style-name="T8"><text:s text:c="16"/>0.00 <text:s text:c="3"/>0.00 <text:s text:c="6"/>3/7 <text:s text:c="10"/>Patricia::Insert(char*, unsigned long long) [15]</text:span></text:span></text:p>
      <text:p text:style-name="P15"><text:span text:style-name="Source_20_Text"><text:span text:style-name="T8">[10] <text:s text:c="4"/>0.0 <text:s text:c="3"/>0.00 <text:s text:c="3"/>0.00 <text:s text:c="6"/>7 <text:s text:c="8"/>isEqual(char*, char*) [10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7/7 <text:s text:c="10"/>main [6]</text:span></text:span></text:p>
      <text:p text:style-name="P15"><text:span text:style-name="Source_20_Text"><text:span text:style-name="T8">[11] <text:s text:c="4"/>0.0 <text:s text:c="3"/>0.00 <text:s text:c="3"/>0.00 <text:s text:c="6"/>7 <text:s text:c="8"/>toLower(char*) [11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2/5 <text:s text:c="10"/>Patricia::Insert(char*, unsigned long long) [15]</text:span></text:span></text:p>
      <text:p text:style-name="P15"><text:span text:style-name="Source_20_Text"><text:span text:style-name="T8"><text:s text:c="16"/>0.00 <text:s text:c="3"/>0.00 <text:s text:c="6"/>3/5 <text:s text:c="10"/>Node::Node() [13]</text:span></text:span></text:p>
      <text:p text:style-name="P15"><text:span text:style-name="Source_20_Text"><text:span text:style-name="T8">[12] <text:s text:c="4"/>0.0 <text:s text:c="3"/>0.00 <text:s text:c="3"/>0.00 <text:s text:c="6"/>5 <text:s text:c="8"/>Node::set(int, char*, unsigned long long, Node*, Node*) [12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1/3 <text:s text:c="10"/>Patricia::Patricia() [20]</text:span></text:span></text:p>
      <text:p text:style-name="P15"><text:span text:style-name="Source_20_Text"><text:span text:style-name="T8"><text:s text:c="16"/>0.00 <text:s text:c="3"/>0.00 <text:s text:c="6"/>2/3 <text:s text:c="10"/>Patricia::Insert(char*, unsigned long long) [15]</text:span></text:span></text:p>
      <text:p text:style-name="P15"><text:span text:style-name="Source_20_Text"><text:span text:style-name="T8">[13] <text:s text:c="4"/>0.0 <text:s text:c="3"/>0.00 <text:s text:c="3"/>0.00 <text:s text:c="6"/>3 <text:s text:c="8"/>Node::Node() [13]</text:span></text:span></text:p>
      <text:p text:style-name="P15"><text:span text:style-name="Source_20_Text"><text:span text:style-name="T8"><text:s text:c="16"/>0.00 <text:s text:c="3"/>0.00 <text:s text:c="6"/>3/5 <text:s text:c="10"/>Node::set(int, char*, unsigned long long, Node*, Node*) [12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1/3 <text:s text:c="10"/>Patricia::Remove(char*) [18]</text:span></text:span></text:p>
      <text:p text:style-name="P15"><text:span text:style-name="Source_20_Text"><text:span text:style-name="T8"><text:s text:c="16"/>0.00 <text:s text:c="3"/>0.00 <text:s text:c="6"/>2/3 <text:s text:c="10"/>Patricia::destruct(Node*) [19]</text:span></text:span></text:p>
      <text:p text:style-name="P15"><text:span text:style-name="Source_20_Text"><text:span text:style-name="T8">[14] <text:s text:c="4"/>0.0 <text:s text:c="3"/>0.00 <text:s text:c="3"/>0.00 <text:s text:c="6"/>3 <text:s text:c="8"/>Node::~Node() [14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3/3 <text:s text:c="10"/>main [6]</text:span></text:span></text:p>
      <text:p text:style-name="P15"><text:span text:style-name="Source_20_Text"><text:span text:style-name="T8">[15] <text:s text:c="4"/>0.0 <text:s text:c="3"/>0.00 <text:s text:c="3"/>0.00 <text:s text:c="6"/>3 <text:s text:c="8"/>Patricia::Insert(char*, unsigned long long) [15]</text:span></text:span></text:p>
      <text:p text:style-name="P15"><text:span text:style-name="Source_20_Text"><text:span text:style-name="T8"><text:s text:c="16"/>0.00 <text:s text:c="3"/>0.00 <text:s text:c="6"/>7/22 <text:s text:c="9"/>getBit(char*, int) [8]</text:span></text:span></text:p>
      <text:p text:style-name="P15"><text:span text:style-name="Source_20_Text"><text:span text:style-name="T8"><text:s text:c="16"/>0.00 <text:s text:c="3"/>0.00 <text:s text:c="6"/>3/7 <text:s text:c="10"/>isEqual(char*, char*) [10]</text:span></text:span></text:p>
      <text:p text:style-name="P15"><text:span text:style-name="Source_20_Text"><text:span text:style-name="T8"><text:s text:c="16"/>0.00 <text:s text:c="3"/>0.00 <text:s text:c="6"/>2/2 <text:s text:c="10"/>firstDiffBit(char*, char*) [17]</text:span></text:span></text:p>
      <text:p text:style-name="P15"><text:span text:style-name="Source_20_Text"><text:span text:style-name="T8"><text:s text:c="16"/>0.00 <text:s text:c="3"/>0.00 <text:s text:c="6"/>2/3 <text:s text:c="10"/>Node::Node() [13]</text:span></text:span></text:p>
      <text:p text:style-name="P15"><text:span text:style-name="Source_20_Text"><text:span text:style-name="T8"><text:s text:c="16"/>0.00 <text:s text:c="3"/>0.00 <text:s text:c="6"/>2/5 <text:s text:c="10"/>Node::set(int, char*, unsigned long long, Node*, Node*) [12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3/3 <text:s text:c="10"/>main [6]</text:span></text:span></text:p>
      <text:p text:style-name="P15"><text:span text:style-name="Source_20_Text"><text:span text:style-name="T8">[16] <text:s text:c="4"/>0.0 <text:s text:c="3"/>0.00 <text:s text:c="3"/>0.00 <text:s text:c="6"/>3 <text:s text:c="8"/>Patricia::Search(char*) [16]</text:span></text:span></text:p>
      <text:p text:style-name="P15"><text:span text:style-name="Source_20_Text"><text:span text:style-name="T8"><text:s text:c="16"/>0.00 <text:s text:c="3"/>0.00 <text:s text:c="6"/>5/22 <text:s text:c="9"/>getBit(char*, int) [8]</text:span></text:span></text:p>
      <text:p text:style-name="P15"><text:soft-page-break/><text:span text:style-name="Source_20_Text"><text:span text:style-name="T8"><text:s text:c="16"/>0.00 <text:s text:c="3"/>0.00 <text:s text:c="6"/>3/7 <text:s text:c="10"/>isEqual(char*, char*) [10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2/2 <text:s text:c="10"/>Patricia::Insert(char*, unsigned long long) [15]</text:span></text:span></text:p>
      <text:p text:style-name="P15"><text:span text:style-name="Source_20_Text"><text:span text:style-name="T8">[17] <text:s text:c="4"/>0.0 <text:s text:c="3"/>0.00 <text:s text:c="3"/>0.00 <text:s text:c="6"/>2 <text:s text:c="8"/>firstDiffBit(char*, char*) [17]</text:span></text:span></text:p>
      <text:p text:style-name="P15"><text:span text:style-name="Source_20_Text"><text:span text:style-name="T8"><text:s text:c="16"/>0.00 <text:s text:c="3"/>0.00 <text:s text:c="6"/>4/22 <text:s text:c="9"/>getBit(char*, int) [8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1/1 <text:s text:c="10"/>main [6]</text:span></text:span></text:p>
      <text:p text:style-name="P15"><text:span text:style-name="Source_20_Text"><text:span text:style-name="T8">[18] <text:s text:c="4"/>0.0 <text:s text:c="3"/>0.00 <text:s text:c="3"/>0.00 <text:s text:c="6"/>1 <text:s text:c="8"/>Patricia::Remove(char*) [18]</text:span></text:span></text:p>
      <text:p text:style-name="P15"><text:span text:style-name="Source_20_Text"><text:span text:style-name="T8"><text:s text:c="16"/>0.00 <text:s text:c="3"/>0.00 <text:s text:c="6"/>6/22 <text:s text:c="9"/>getBit(char*, int) [8]</text:span></text:span></text:p>
      <text:p text:style-name="P15"><text:span text:style-name="Source_20_Text"><text:span text:style-name="T8"><text:s text:c="16"/>0.00 <text:s text:c="3"/>0.00 <text:s text:c="6"/>1/7 <text:s text:c="10"/>isEqual(char*, char*) [10]</text:span></text:span></text:p>
      <text:p text:style-name="P15"><text:span text:style-name="Source_20_Text"><text:span text:style-name="T8"><text:s text:c="16"/>0.00 <text:s text:c="3"/>0.00 <text:s text:c="6"/>1/3 <text:s text:c="10"/>Node::~Node() [14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35"/>1 <text:s text:c="12"/>Patricia::destruct(Node*) [19]</text:span></text:span></text:p>
      <text:p text:style-name="P15"><text:span text:style-name="Source_20_Text"><text:span text:style-name="T8"><text:s text:c="16"/>0.00 <text:s text:c="3"/>0.00 <text:s text:c="6"/>1/1 <text:s text:c="10"/>Patricia::~Patricia() [21]</text:span></text:span></text:p>
      <text:p text:style-name="P15"><text:span text:style-name="Source_20_Text"><text:span text:style-name="T8">[19] <text:s text:c="4"/>0.0 <text:s text:c="3"/>0.00 <text:s text:c="3"/>0.00 <text:s text:c="6"/>1+1 <text:s text:c="6"/>Patricia::destruct(Node*) [19]</text:span></text:span></text:p>
      <text:p text:style-name="P15"><text:span text:style-name="Source_20_Text"><text:span text:style-name="T8"><text:s text:c="16"/>0.00 <text:s text:c="3"/>0.00 <text:s text:c="6"/>2/3 <text:s text:c="10"/>Node::~Node() [14]</text:span></text:span></text:p>
      <text:p text:style-name="P15"><text:span text:style-name="Source_20_Text"><text:span text:style-name="T8"><text:s text:c="35"/>1 <text:s text:c="12"/>Patricia::destruct(Node*) [19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1/1 <text:s text:c="10"/>main [6]</text:span></text:span></text:p>
      <text:p text:style-name="P15"><text:span text:style-name="Source_20_Text"><text:span text:style-name="T8">[20] <text:s text:c="4"/>0.0 <text:s text:c="3"/>0.00 <text:s text:c="3"/>0.00 <text:s text:c="6"/>1 <text:s text:c="8"/>Patricia::Patricia() [20]</text:span></text:span></text:p>
      <text:p text:style-name="P15"><text:span text:style-name="Source_20_Text"><text:span text:style-name="T8"><text:s text:c="16"/>0.00 <text:s text:c="3"/>0.00 <text:s text:c="6"/>1/3 <text:s text:c="10"/>Node::Node() [13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<text:s text:c="16"/>0.00 <text:s text:c="3"/>0.00 <text:s text:c="6"/>1/1 <text:s text:c="10"/>main [6]</text:span></text:span></text:p>
      <text:p text:style-name="P15"><text:span text:style-name="Source_20_Text"><text:span text:style-name="T8">[21] <text:s text:c="4"/>0.0 <text:s text:c="3"/>0.00 <text:s text:c="3"/>0.00 <text:s text:c="6"/>1 <text:s text:c="8"/>Patricia::~Patricia() [21]</text:span></text:span></text:p>
      <text:p text:style-name="P15"><text:span text:style-name="Source_20_Text"><text:span text:style-name="T8"><text:s text:c="16"/>0.00 <text:s text:c="3"/>0.00 <text:s text:c="6"/>1/1 <text:s text:c="10"/>Patricia::destruct(Node*) [19]</text:span></text:span></text:p>
      <text:p text:style-name="P15"><text:span text:style-name="Source_20_Text"><text:span text:style-name="T8">-----------------------------------------------</text:span></text:span></text:p>
      <text:p text:style-name="P15"><text:span text:style-name="Source_20_Text"><text:span text:style-name="T8">Index by function name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<text:s text:c="2"/>[17] firstDiffBit(char*, char*) [13] Node::Node() <text:s text:c="6"/>[19] Patricia::destruct(Node*)</text:span></text:span></text:p>
      <text:p text:style-name="P15"><text:span text:style-name="Source_20_Text"><text:span text:style-name="T8"><text:s text:c="3"/>[8] getBit(char*, int) <text:s text:c="4"/>[14] Node::~Node() <text:s text:c="9"/>[20] Patricia::Patricia()</text:span></text:span></text:p>
      <text:p text:style-name="P15"><text:span text:style-name="Source_20_Text"><text:span text:style-name="T8"><text:s text:c="2"/>[10] isEqual(char*, char*) <text:s/>[15] Patricia::Insert(char*, unsigned long long) [21] Patricia::~Patricia()</text:span></text:span></text:p>
      <text:p text:style-name="P15"><text:soft-page-break/><text:span text:style-name="Source_20_Text"><text:span text:style-name="T8"><text:s text:c="2"/>[11] toLower(char*) <text:s text:c="8"/>[18] Patricia::Remove(char*) [9] std::basic_istream&lt;char, std::char_traits&lt;char&gt; &gt;&amp; std::operator&gt;&gt;&lt;char, std::char_traits&lt;char&gt; &gt;(std::basic_istream&lt;char, std::char_traits&lt;char&gt; &gt;&amp;, char*)</text:span></text:span></text:p>
      <text:p text:style-name="P15"><text:span text:style-name="Source_20_Text"><text:span text:style-name="T8"><text:s text:c="2"/>[12] Node::set(int, char*, unsigned long long, Node*, Node*) [16] Patricia::Search(char*)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Связка утилит gcov и lcov позволяет создать визуальный отчёт о покрытии программы, которая показывает, сколько раз выполнялись различные строки кода.</text:span></text:span></text:p>
      <text:p text:style-name="P15"><text:span text:style-name="Source_20_Text"><text:span text:style-name="T8">Более подробно:</text:span></text:span></text:p>
      <text:p text:style-name="P15"><text:span text:style-name="Source_20_Text"><text:span text:style-name="T8">gcov</text:span></text:span></text:p>
      <text:p text:style-name="P15"><text:span text:style-name="Source_20_Text"><text:span text:style-name="T8">gcov — это утилита для анализа покрытия кода в программах, написанных на языке C. Она является частью GNU Compiler Collection (GCC). Основное назначение gcov — помочь разработчикам понять, какие части их кода были выполнены во время тестирования, а какие остались нетронутыми.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Основные возможности gcov:</text:span></text:span></text:p>
      <text:p text:style-name="P15"><text:span text:style-name="Source_20_Text"><text:span text:style-name="T8">Анализ покрытия строк: Показывает, сколько раз каждая строка в программе была выполнена.</text:span></text:span></text:p>
      <text:p text:style-name="P15"><text:span text:style-name="Source_20_Text"><text:span text:style-name="T8">Анализ покрытия ветвей: Предоставляет информацию о том, какие ветви условий (if, switch и т.д.) были выполнены.</text:span></text:span></text:p>
      <text:p text:style-name="P15"><text:span text:style-name="Source_20_Text"><text:span text:style-name="T8">Помощь в оптимизации тестов: Помогает определить, какие части кода необходимо дополнительно протестировать.</text:span></text:span></text:p>
      <text:p text:style-name="P15"><text:span text:style-name="Source_20_Text"><text:span text:style-name="T8">Как работает gcov:</text:span></text:span></text:p>
      <text:p text:style-name="P15"><text:span text:style-name="Source_20_Text"><text:span text:style-name="T8">Компиляция: Программа компилируется с использованием специального флага -fprofile-arcs -ftest-coverage, который позволяет сбор данных о покрытии кода.</text:span></text:span></text:p>
      <text:p text:style-name="P15"><text:span text:style-name="Source_20_Text"><text:span text:style-name="T8">Выполнение: Программа запускается, и при её выполнении создаются файлы данных покрытия (обычно с расширениями .gcda и .gcno).</text:span></text:span></text:p>
      <text:p text:style-name="P15"><text:span text:style-name="Source_20_Text"><text:span text:style-name="T8">Анализ: Утилита gcov анализирует эти файлы и создает текстовые файлы с подробным отчетом о покрытии.</text:span></text:span></text:p>
      <text:p text:style-name="P15"><text:span text:style-name="Source_20_Text"><text:span text:style-name="T8">lcov</text:span></text:span></text:p>
      <text:p text:style-name="P15"><text:span text:style-name="Source_20_Text"><text:span text:style-name="T8">lcov — это утилита, которая работает в связке с gcov и предоставляет более удобный и наглядный способ представления данных покрытия кода в виде HTML-отчетов.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>Основные возможности lcov:</text:span></text:span></text:p>
      <text:p text:style-name="P15"><text:span text:style-name="Source_20_Text"><text:span text:style-name="T8">Генерация HTML-отчетов: Создает отчеты, которые можно просматривать в браузере, с графическим представлением покрытия кода.</text:span></text:span></text:p>
      <text:p text:style-name="P15"><text:span text:style-name="Source_20_Text"><text:span text:style-name="T8">Фильтрация данных: Позволяет исключать из отчетов определенные файлы или директории.</text:span></text:span></text:p>
      <text:p text:style-name="P15"><text:soft-page-break/><text:span text:style-name="Source_20_Text"><text:span text:style-name="T8">Сравнение данных покрытия: Позволяет объединять и сравнивать результаты покрытия от разных запусков программы.</text:span></text:span></text:p>
      <text:p text:style-name="P15"><text:span text:style-name="Source_20_Text"><text:span text:style-name="T8">Как работает lcov:</text:span></text:span></text:p>
      <text:p text:style-name="P15"><text:span text:style-name="Source_20_Text"><text:span text:style-name="T8">Сбор данных покрытия: lcov собирает данные покрытия из файлов, созданных gcov.</text:span></text:span></text:p>
      <text:p text:style-name="P15"><text:span text:style-name="Source_20_Text"><text:span text:style-name="T8">Обработка данных: Фильтрует и обрабатывает данные, исключая ненужные файлы и директории.</text:span></text:span></text:p>
      <text:p text:style-name="P15"><text:span text:style-name="Source_20_Text"><text:span text:style-name="T8">Создание отчетов: Генерирует HTML-отчеты с графическим представлением данных покрытия, которые можно просматривать в веб-браузере.</text:span></text:span></text:p>
      <text:p text:style-name="P15">Использованные команды:</text:p>
      <text:p text:style-name="P21">g++ --coverage new.cpp -o new<text:line-break/>./new.out &lt;test1k &gt;trash<text:line-break/>lcov -t "mainrep" -o mainrep.info -c -d .<text:line-break/>genhtml -o report mainrep.info</text:p>
      <text:p text:style-name="P20"><draw:frame draw:style-name="fr1" draw:name="Изображение1" text:anchor-type="char" svg:x="-0.208cm" svg:y="0.24cm" svg:width="17cm" svg:height="1.834cm" draw:z-index="0"><draw:image xlink:href="Pictures/10000001000005D3000000A1B41542D1.png" xlink:type="simple" xlink:show="embed" xlink:actuate="onLoad" draw:mime-type="image/png"/></draw:frame></text:p>
      <text:p text:style-name="P22">Память</text:p>
      <text:p text:style-name="P15">Valgrind - это набор инструментов для отладки, профилирования и анализа программного обеспечения. Он предоставляет возможности для обнаружения утечек памяти, обнаружения ошибок использования памяти, профилирования производительности и анализа потоков данных. Valgrind работает на различных платформах Unix, включая Linux и macOS. Он широко используется разработчиками для улучшения качества и производительности программного обеспечения.</text:p>
      <text:p text:style-name="P15">Проверка моей программы с valgrind c флагом —leak-check=full:</text:p>
      <text:p text:style-name="P15">zendroix@zendroix-ASUSLaptop:~/Coding/Labs/DA/lab2$ valgrind ./new.out&lt;test1k --leak-check=full</text:p>
      <text:p text:style-name="P15">==24955== Memcheck, a memory error detector</text:p>
      <text:p text:style-name="P15">==24955== Copyright (C) 2002-2022, and GNU GPL'd, by Julian Seward et al.</text:p>
      <text:p text:style-name="P15">==24955== Using Valgrind-3.21.0 and LibVEX; rerun with -h for copyright info</text:p>
      <text:p text:style-name="P15">==24955== Command: ./new.out --leak-check=full</text:p>
      <text:p text:style-name="P15">==24955== </text:p>
      <text:p text:style-name="P15">OK</text:p>
      <text:p text:style-name="P15">Exist</text:p>
      <text:p text:style-name="P15">OK</text:p>
      <text:p text:style-name="P15">OK: 18446744073709551615</text:p>
      <text:p text:style-name="P15"><text:soft-page-break/>OK: 1</text:p>
      <text:p text:style-name="P15">OK</text:p>
      <text:p text:style-name="P15">NoSuchWord</text:p>
      <text:p text:style-name="P15">==24955== </text:p>
      <text:p text:style-name="P15">==24955== HEAP SUMMARY:</text:p>
      <text:p text:style-name="P15">==24955== <text:s text:c="4"/>in use at exit: 122,880 bytes in 6 blocks</text:p>
      <text:p text:style-name="P15">==24955== <text:s text:c="2"/>total heap usage: 17 allocs, 11 frees, 201,873 bytes allocated</text:p>
      <text:p text:style-name="P15">==24955== </text:p>
      <text:p text:style-name="P15">==24955== LEAK SUMMARY:</text:p>
      <text:p text:style-name="P15">==24955== <text:s text:c="3"/>definitely lost: 0 bytes in 0 blocks</text:p>
      <text:p text:style-name="P15">==24955== <text:s text:c="3"/>indirectly lost: 0 bytes in 0 blocks</text:p>
      <text:p text:style-name="P15">==24955== <text:s text:c="5"/>possibly lost: 0 bytes in 0 blocks</text:p>
      <text:p text:style-name="P15">==24955== <text:s text:c="3"/>still reachable: 122,880 bytes in 6 blocks</text:p>
      <text:p text:style-name="P15">==24955== <text:s text:c="8"/>suppressed: 0 bytes in 0 blocks</text:p>
      <text:p text:style-name="P15">==24955== Rerun with --leak-check=full to see details of leaked memory</text:p>
      <text:p text:style-name="P15">==24955== </text:p>
      <text:p text:style-name="P15">==24955== For lists of detected and suppressed errors, rerun with: -s</text:p>
      <text:p text:style-name="P15">==24955== ERROR SUMMARY: 0 errors from 0 contexts (suppressed: 0 from 0)</text:p>
      <text:p text:style-name="P15">zendroix@zendroix-ASUSLaptop:~/Coding/Labs/DA/lab2$ </text:p>
      <text:p text:style-name="P15">Как видно утечек памяти обнаружено не было.</text:p>
      <text:p text:style-name="P18">Вывод</text:p>
      <text:p text:style-name="P12">В ходе выполнения данной лабораторной работы я познакомился с различными утилитами профилирования своей рабочей программы и понял важность оценки правильности работы своей программы и её оптимизац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 Times New Roman" svg:font-family="'Times New Roman'" style:font-family-generic="roman"/>
    <style:font-face style:name="Arial" svg:font-family="Arial, Helvetica, sans-serif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e56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7:27:09.048126806</meta:creation-date>
    <meta:generator>LibreOffice/7.6.7.2$Linux_X86_64 LibreOffice_project/60$Build-2</meta:generator>
    <dc:date>2024-06-05T18:29:32.121499512</dc:date>
    <meta:editing-duration>PT1H1M39S</meta:editing-duration>
    <meta:editing-cycles>3</meta:editing-cycles>
    <meta:document-statistic meta:table-count="0" meta:image-count="1" meta:object-count="0" meta:page-count="8" meta:paragraph-count="182" meta:word-count="1254" meta:character-count="12319" meta:non-whitespace-character-count="9014"/>
  </office:meta>
</office:document-meta>
</file>